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源真ゴシック等幅 Bold" svg:font-family="'源真ゴシック等幅 Bold'" style:font-adornments="太字" style:font-family-generic="modern" style:font-pitch="fixed"/>
    <style:font-face style:name="源真ゴシック等幅 Normal" svg:font-family="'源真ゴシック等幅 Normal'" style:font-adornments="標準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標準-title">
      <style:graphic-properties draw:textarea-vertical-align="bottom" fo:min-height="6cm" fo:min-width="24.699cm"/>
      <style:paragraph-properties style:writing-mode="lr-tb"/>
    </style:style>
    <style:style style:name="pr2" style:family="presentation" style:parent-style-name="標準-subtitle">
      <style:graphic-properties draw:fill-color="#ffffff" draw:textarea-vertical-align="top" fo:min-height="6cm" fo:min-width="24.699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start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4cm" svg:height="6cm" svg:x="2cm" svg:y="2cm" presentation:class="title" presentation:user-transformed="true">
          <draw:text-box>
            <text:p>スライドのタイトル</text:p>
          </draw:text-box>
        </draw:frame>
        <draw:frame presentation:style-name="pr2" draw:text-style-name="P1" draw:layer="layout" svg:width="24cm" svg:height="6cm" svg:x="2cm" svg:y="8cm" presentation:class="subtitle" presentation:user-transformed="true">
          <draw:text-box>
            <text:p>スライドのサブタイトル</text:p>
          </draw:text-box>
        </draw:frame>
        <draw:frame draw:style-name="gr1" draw:text-style-name="P3" draw:layer="layout" svg:width="4cm" svg:height="1cm" svg:x="24cm" svg:y="14.712cm">
          <draw:text-box>
            <text:p text:style-name="P2"><text:page-number>&lt;番号&gt;</text:page-number><text:s/>/ <text:page-count>1</text:page-count></text:p>
          </draw:text-box>
        </draw:frame>
        <draw:frame draw:style-name="gr1" draw:text-style-name="P3" draw:layer="layout" svg:width="14cm" svg:height="1.038cm" svg:x="0cm" svg:y="14.731cm">
          <draw:text-box>
            <text:p text:style-name="P4">　クレジットなど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源真ゴシック等幅 Bold" svg:font-family="'源真ゴシック等幅 Bold'" style:font-adornments="太字" style:font-family-generic="modern" style:font-pitch="fixed"/>
    <style:font-face style:name="源真ゴシック等幅 Normal" svg:font-family="'源真ゴシック等幅 Normal'" style:font-adornments="標準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2cm" svg:stroke-color="#000000" draw:marker-start-width="0.24cm" draw:marker-start-center="false" draw:marker-end-width="0.24cm" draw:marker-end-center="false" draw:fill="solid" draw:fill-color="#fffff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源真ゴシック等幅 Normal" fo:font-family="'源真ゴシック等幅 Normal'" style:font-style-name="標準" style:font-family-generic="modern" style:font-pitch="fixed" fo:font-size="16pt" fo:font-style="normal" fo:text-shadow="none" style:text-underline-style="none" fo:font-weight="normal" style:letter-kerning="true" style:font-name-asian="源真ゴシック等幅 Normal" style:font-family-asian="'源真ゴシック等幅 Normal'" style:font-style-name-asian="標準" style:font-family-generic-asian="modern" style:font-pitch-asian="fixed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源真ゴシック等幅 Normal" fo:font-family="'源真ゴシック等幅 Normal'" style:font-style-name="標準" style:font-family-generic="modern" style:font-pitch="fixed" style:font-name-asian="源真ゴシック等幅 Normal" style:font-family-asian="'源真ゴシック等幅 Normal'" style:font-style-name-asian="標準" style:font-family-generic-asian="modern" style:font-pitch-asian="fixed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源真ゴシック等幅 Normal" fo:font-family="'源真ゴシック等幅 Normal'" style:font-style-name="標準" style:font-family-generic="modern" style:font-pitch="fixed" fo:font-size="16pt" fo:font-style="normal" fo:text-shadow="none" style:text-underline-style="none" fo:font-weight="normal" style:letter-kerning="true" fo:background-color="transparent" style:font-name-asian="源真ゴシック等幅 Normal" style:font-family-asian="'源真ゴシック等幅 Normal'" style:font-style-name-asian="標準" style:font-family-generic-asian="modern" style:font-pitch-asian="fixed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源真ゴシック等幅 Normal" fo:font-family="'源真ゴシック等幅 Normal'" style:font-style-name="標準" style:font-family-generic="modern" style:font-pitch="fixed" fo:font-size="32pt" fo:font-style="normal" fo:text-shadow="none" style:text-underline-style="none" fo:font-weight="normal" style:letter-kerning="true" fo:background-color="transparent" style:font-name-asian="源真ゴシック等幅 Normal" style:font-family-asian="'源真ゴシック等幅 Normal'" style:font-style-name-asian="標準" style:font-family-generic-asian="modern" style:font-pitch-asian="fixed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源真ゴシック等幅 Normal" fo:font-family="'源真ゴシック等幅 Normal'" style:font-style-name="標準" style:font-family-generic="modern" style:font-pitch="fixed" fo:font-size="32pt" fo:font-style="normal" fo:text-shadow="none" style:text-underline-style="none" fo:font-weight="normal" style:letter-kerning="true" fo:background-color="transparent" style:font-name-asian="源真ゴシック等幅 Normal" style:font-family-asian="'源真ゴシック等幅 Normal'" style:font-style-name-asian="標準" style:font-family-generic-asian="modern" style:font-pitch-asian="fixed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源真ゴシック等幅 Normal" fo:font-family="'源真ゴシック等幅 Normal'" style:font-style-name="標準" style:font-family-generic="modern" style:font-pitch="fixed" fo:font-size="40pt" fo:font-style="normal" fo:text-shadow="none" style:text-underline-style="none" fo:font-weight="normal" style:letter-kerning="true" fo:background-color="transparent" style:font-name-asian="源真ゴシック等幅 Normal" style:font-family-asian="'源真ゴシック等幅 Normal'" style:font-style-name-asian="標準" style:font-family-generic-asian="modern" style:font-pitch-asian="fixed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957cm" svg:height="1.484cm" svg:x="3.078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3.203cm" svg:height="1.484cm" svg:x="14.841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2.957cm" svg:height="1.484cm" svg:x="3.078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1.975cm" svg:height="1.484cm" svg:x="15.455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30T08:00:41.533000000</meta:creation-date>
    <meta:editing-cycles>1</meta:editing-cycles>
    <meta:editing-duration>PT1M53S</meta:editing-duration>
    <dc:title>スライドのタイトル</dc:title>
    <dc:date>2022-01-30T08:13:28.155000000</dc:date>
    <meta:document-statistic meta:object-count="27"/>
    <meta:generator>LibreOffice/7.2.5.2$Windows_X86_64 LibreOffice_project/499f9727c189e6ef3471021d6132d4c694f357e5</meta:generator>
  </office:meta>
</office:document-meta>
</file>